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35in"/>
    </style:style>
    <style:style style:name="co4" style:family="table-column">
      <style:table-column-properties fo:break-before="auto" style:column-width="2.2445in"/>
    </style:style>
    <style:style style:name="co5" style:family="table-column">
      <style:table-column-properties fo:break-before="auto" style:column-width="3.9665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0.9327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55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74pt solid #000000"/>
      <style:text-properties fo:color="#3a1a0f" fo:font-size="15pt" style:font-size-asian="15pt" style:font-size-complex="15pt"/>
    </style:style>
    <style:style style:name="ce2" style:family="table-cell" style:parent-style-name="Default">
      <style:table-cell-properties fo:background-color="#f7d1d5" fo:border="0.74pt solid #000000"/>
    </style:style>
    <style:style style:name="ce3" style:family="table-cell" style:parent-style-name="Default">
      <style:table-cell-properties fo:background-color="#8e86ae" fo:border="0.74pt solid #000000"/>
      <style:text-properties fo:color="#3a1a0f"/>
    </style:style>
    <style:style style:name="ce4" style:family="table-cell" style:parent-style-name="Default">
      <style:table-cell-properties fo:background-color="#b7b3ca" fo:border="0.74pt solid #000000"/>
    </style:style>
    <style:style style:name="ce5" style:family="table-cell" style:parent-style-name="Default">
      <style:table-cell-properties fo:background-color="#77bc65" fo:border="0.74pt solid #000000"/>
    </style:style>
    <style:style style:name="ce6" style:family="table-cell" style:parent-style-name="Default">
      <style:table-cell-properties fo:background-color="#afd095" fo:border="0.74pt solid #000000"/>
    </style:style>
    <style:style style:name="ce7" style:family="table-cell" style:parent-style-name="Default">
      <style:table-cell-properties fo:background-color="#ff8000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fo:color="#3a1a0f" fo:font-size="15pt" style:font-size-asian="15pt" style:font-size-complex="15pt"/>
    </style:style>
    <style:style style:name="ce9" style:family="table-cell" style:parent-style-name="Default">
      <style:table-cell-properties fo:background-color="#8e86ae" fo:border="0.74pt solid 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in"/>
      <style:text-properties fo:color="#3a1a0f" fo:font-size="15pt" style:font-size-asian="15pt" style:font-size-complex="15pt"/>
    </style:style>
    <style:style style:name="ce12" style:family="table-cell" style:parent-style-name="Default">
      <style:table-cell-properties fo:background-color="#f7d1d5"/>
    </style:style>
    <style:style style:name="ce13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ff6d6d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d6d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6d6d" fo:border="0.74pt solid #000000"/>
    </style:style>
    <style:style style:name="ce94" style:family="table-cell" style:parent-style-name="Default">
      <style:table-cell-properties fo:border-bottom="none" fo:background-color="#99ccff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97" style:family="table-cell" style:parent-style-name="Default">
      <style:text-properties fo:font-size="14pt" style:font-size-asian="14pt" style:font-size-complex="14pt"/>
    </style:style>
    <style:style style:name="ce98" style:family="table-cell" style:parent-style-name="Default">
      <style:table-cell-properties fo:border-bottom="none" fo:background-color="#23ff23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fo:background-color="#ffcc99" fo:border-left="0.06pt solid #000000" fo:border-right="none" fo:border-top="0.06pt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order-bottom="none" fo:background-color="#aecf00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99ccff" fo:border-left="none" fo:border-right="none" fo:border-top="0.06pt solid #000000"/>
      <style:text-properties fo:font-size="14pt" style:font-size-asian="14pt" style:font-size-complex="14pt"/>
    </style:style>
    <style:style style:name="ce10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05" style:family="table-cell" style:parent-style-name="Default">
      <style:table-cell-properties fo:border-bottom="none" fo:background-color="#23ff23" fo:border-left="none" fo:border-right="none" fo:border-top="0.06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style:font-size-asian="14pt" style:font-size-complex="14pt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08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4pt" style:font-size-asian="14pt" style:font-size-complex="14pt"/>
    </style:style>
    <style:style style:name="ce109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1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size="14pt" style:font-size-asian="14pt" style:font-size-complex="14pt"/>
    </style:style>
    <style:style style:name="ce111" style:family="table-cell" style:parent-style-name="Default">
      <style:table-cell-properties fo:border-bottom="none" fo:background-color="#aecf00" fo:border-left="none" fo:border-right="none" fo:border-top="0.06pt solid #000000"/>
      <style:text-properties fo:font-size="14pt" style:font-size-asian="14pt" style:font-size-complex="14pt"/>
    </style:style>
    <style:style style:name="ce112" style:family="table-cell" style:parent-style-name="Default">
      <style:table-cell-properties fo:border-bottom="none" fo:background-color="#99ccff" fo:border-left="none" fo:border-right="0.06pt solid #000000" fo:border-top="0.06pt solid #000000"/>
      <style:text-properties fo:font-size="14pt" style:font-size-asian="14pt" style:font-size-complex="14pt"/>
    </style:style>
    <style:style style:name="ce113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11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115" style:family="table-cell" style:parent-style-name="Default">
      <style:table-cell-properties fo:border-bottom="none" fo:background-color="#23ff23" fo:border-left="none" fo:border-right="0.06pt solid #000000" fo:border-top="0.06pt solid #000000"/>
      <style:text-properties fo:font-size="14pt" style:font-size-asian="14pt" style:font-size-complex="14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12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121" style:family="table-cell" style:parent-style-name="Default">
      <style:table-cell-properties fo:border-bottom="none" fo:background-color="#aecf00" fo:border-left="none" fo:border-right="0.06pt solid #000000" fo:border-top="0.06pt solid #000000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3" table:default-cell-style-name="ce1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style-name="ce8" office:value-type="string" calcext:value-type="string">
            <text:p>AV1</text:p>
          </table:table-cell>
          <table:table-cell table:style-name="ce8" office:value-type="string" calcext:value-type="string">
            <text:p>AV2</text:p>
          </table:table-cell>
          <table:table-cell table:style-name="ce8" office:value-type="string" calcext:value-type="string">
            <text:p>AV3</text:p>
          </table:table-cell>
          <table:table-cell table:style-name="ce8" office:value-type="string" calcext:value-type="string">
            <text:p>AV4</text:p>
          </table:table-cell>
          <table:table-cell table:style-name="ce8" office:value-type="string" calcext:value-type="string">
            <text:p>AV5</text:p>
          </table:table-cell>
          <table:table-cell table:style-name="ce11" office:value-type="string" calcext:value-type="string">
            <text:p>TOTAL</text:p>
          </table:table-cell>
          <table:table-cell/>
          <table:table-cell table:style-name="ce13"/>
          <table:table-cell table:style-name="ce13" office:value-type="string" calcext:value-type="string">
            <text:p>RESTRICCIONES</text:p>
          </table:table-cell>
          <table:table-cell table:style-name="ce13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Estandar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06" calcext:value-type="float">
            <text:p>106</text:p>
          </table:table-cell>
          <table:table-cell table:style-name="ce12" table:formula="of:=[.B2] + [.C2] + [.D2]+ [.E2] + [.F2]" office:value-type="float" office:value="354" calcext:value-type="float">
            <text:p>354</text:p>
          </table:table-cell>
          <table:table-cell/>
          <table:table-cell table:style-name="ce14" office:value-type="string" calcext:value-type="string">
            <text:p>AV1</text:p>
          </table:table-cell>
          <table:table-cell table:style-name="ce15" office:value-type="string" calcext:value-type="string">
            <text:p>IZQUIERDA</text:p>
          </table:table-cell>
          <table:table-cell table:style-name="ce15" office:value-type="string" calcext:value-type="string">
            <text:p>OPERACIÓN</text:p>
          </table:table-cell>
          <table:table-cell table:style-name="ce15" office:value-type="string" calcext:value-type="string">
            <text:p>DERECH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isure Plu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4" calcext:value-type="float">
            <text:p>74</text:p>
          </table:table-cell>
          <table:table-cell table:style-name="ce12" table:formula="of:=[.B3] + [.C3] + [.D3]+ [.E3] + [.F3]" office:value-type="float" office:value="341" calcext:value-type="float">
            <text:p>341</text:p>
          </table:table-cell>
          <table:table-cell/>
          <table:table-cell office:value-type="string" calcext:value-type="string">
            <text:p>Capacidad máxima asientos</text:p>
          </table:table-cell>
          <table:table-cell table:formula="of:=[.B2] +  [.B3] + [.B4]" office:value-type="float" office:value="90" calcext:value-type="float">
            <text:p>90</text:p>
          </table:table-cell>
          <table:table-cell office:value-type="string" calcext:value-type="string">
            <text:p>&lt;=</text:p>
          </table:table-cell>
          <table:table-cell table:formula="of:=[.B7]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usiness Plu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12" table:formula="of:=[.B4] + [.C4] + [.D4]+ [.E4] + [.F4]" office:value-type="float" office:value="55" calcext:value-type="float">
            <text:p>55</text:p>
          </table:table-cell>
          <table:table-cell/>
          <table:table-cell office:value-type="string" calcext:value-type="string">
            <text:p>Capacidad maxima peso</text:p>
          </table:table-cell>
          <table:table-cell table:formula="of:= SUMPRODUCT([.B2:.B4]; [.C11:.C13])" office:value-type="float" office:value="1696" calcext:value-type="float">
            <text:p>1696</text:p>
          </table:table-cell>
          <table:table-cell office:value-type="string" calcext:value-type="string">
            <text:p>&lt;=</text:p>
          </table:table-cell>
          <table:table-cell table:formula="of:=[.B8]" office:value-type="float" office:value="1700" calcext:value-type="float">
            <text:p>170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Mínimo billetes leisre plus</text:p>
          </table:table-cell>
          <table:table-cell table:formula="of:=[.B3]" office:value-type="float" office:value="64" calcext:value-type="float">
            <text:p>64</text:p>
          </table:table-cell>
          <table:table-cell office:value-type="string" calcext:value-type="string">
            <text:p>&gt;=</text:p>
          </table:table-cell>
          <table:table-cell table:formula="of:=[.D12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INFORMACION AVIONES</text:p>
          </table:table-cell>
          <table:table-cell table:style-name="ce9" table:number-columns-repeated="5"/>
          <table:table-cell table:number-columns-repeated="2"/>
          <table:table-cell office:value-type="string" calcext:value-type="string">
            <text:p>Mínimo billetes business plus</text:p>
          </table:table-cell>
          <table:table-cell table:formula="of:=[.B4]" office:value-type="float" office:value="10" calcext:value-type="float">
            <text:p>10</text:p>
          </table:table-cell>
          <table:table-cell office:value-type="string" calcext:value-type="string">
            <text:p>&gt;=</text:p>
          </table:table-cell>
          <table:table-cell table:formula="of:=[.D13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sientos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2"/>
          <table:table-cell table:style-name="ce14" office:value-type="string" calcext:value-type="string">
            <text:p>AV2</text:p>
          </table:table-cell>
          <table:table-cell table:style-name="ce17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>
            <text:p>Capacidad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Capacidad máxima asientos</text:p>
          </table:table-cell>
          <table:table-cell table:formula="of:=[.C2] + [.C3] + [.C4]" office:value-type="float" office:value="120" calcext:value-type="float">
            <text:p>120</text:p>
          </table:table-cell>
          <table:table-cell office:value-type="string" calcext:value-type="string">
            <text:p>&lt;=</text:p>
          </table:table-cell>
          <table:table-cell table:formula="of:=[.C7]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Capacidad maxima peso</text:p>
          </table:table-cell>
          <table:table-cell table:formula="of:= SUMPRODUCT([.C2:.C4]; [.C11:.C13])" office:value-type="float" office:value="2700" calcext:value-type="float">
            <text:p>2700</text:p>
          </table:table-cell>
          <table:table-cell office:value-type="string" calcext:value-type="string">
            <text:p>&lt;=</text:p>
          </table:table-cell>
          <table:table-cell table:formula="of:=[.C8]" office:value-type="float" office:value="2700" calcext:value-type="float">
            <text:p>270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Tarifas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Maleta</text:p>
          </table:table-cell>
          <table:table-cell table:style-name="ce5" office:value-type="string" calcext:value-type="string">
            <text:p>Minimo</text:p>
          </table:table-cell>
          <table:table-cell table:number-columns-repeated="4"/>
          <table:table-cell office:value-type="string" calcext:value-type="string">
            <text:p>Mínimo billetes leisre plus</text:p>
          </table:table-cell>
          <table:table-cell table:formula="of:=[.C3]" office:value-type="float" office:value="105" calcext:value-type="float">
            <text:p>105</text:p>
          </table:table-cell>
          <table:table-cell office:value-type="string" calcext:value-type="string">
            <text:p>&gt;=</text:p>
          </table:table-cell>
          <table:table-cell table:formula="of:=[.D12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standa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Mínimo billetes business plus</text:p>
          </table:table-cell>
          <table:table-cell table:formula="of:=[.C4]" office:value-type="float" office:value="15" calcext:value-type="float">
            <text:p>15</text:p>
          </table:table-cell>
          <table:table-cell office:value-type="string" calcext:value-type="string">
            <text:p>&gt;=</text:p>
          </table:table-cell>
          <table:table-cell table:formula="of:=[.D13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Leisure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/>
          <table:table-cell table:style-name="ce14" office:value-type="string" calcext:value-type="string">
            <text:p>AV3</text:p>
          </table:table-cell>
          <table:table-cell table:style-name="ce17" table:number-columns-repeated="3"/>
          <table:table-cell table:number-columns-repeated="2"/>
        </table:table-row>
        <table:table-row table:style-name="ro2">
          <table:table-cell table:style-name="ce6" office:value-type="string" calcext:value-type="string">
            <text:p>Business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pacidad máxima asientos</text:p>
          </table:table-cell>
          <table:table-cell table:formula="of:=[.D2] + [.D3] + [.D4]" office:value-type="float" office:value="200" calcext:value-type="float">
            <text:p>200</text:p>
          </table:table-cell>
          <table:table-cell office:value-type="string" calcext:value-type="string">
            <text:p>&lt;=</text:p>
          </table:table-cell>
          <table:table-cell table:formula="of:=[.D7]"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Capacidad maxima peso</text:p>
          </table:table-cell>
          <table:table-cell table:formula="of:= SUMPRODUCT([.D2:.D4]; [.C11:.C13])" office:value-type="float" office:value="1293" calcext:value-type="float">
            <text:p>1293</text:p>
          </table:table-cell>
          <table:table-cell office:value-type="string" calcext:value-type="string">
            <text:p>&lt;=</text:p>
          </table:table-cell>
          <table:table-cell table:formula="of:=[.D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Mínimo billetes leisre plus</text:p>
          </table:table-cell>
          <table:table-cell table:formula="of:=[.D3]" office:value-type="float" office:value="37" calcext:value-type="float">
            <text:p>37</text:p>
          </table:table-cell>
          <table:table-cell office:value-type="string" calcext:value-type="string">
            <text:p>&gt;=</text:p>
          </table:table-cell>
          <table:table-cell table:formula="of:=[.D12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Objetivo Maximizar</text:p>
          </table:table-cell>
          <table:table-cell table:style-name="ce10" table:formula="of:=SUMPRODUCT([.G2:.G4]; [.B11:.B13])" office:value-type="float" office:value="27230" calcext:value-type="float">
            <text:p>27230</text:p>
          </table:table-cell>
          <table:table-cell table:number-columns-repeated="6"/>
          <table:table-cell office:value-type="string" calcext:value-type="string">
            <text:p>Mínimo billetes business plus</text:p>
          </table:table-cell>
          <table:table-cell table:formula="of:=[.D4]" office:value-type="float" office:value="10" calcext:value-type="float">
            <text:p>10</text:p>
          </table:table-cell>
          <table:table-cell office:value-type="string" calcext:value-type="string">
            <text:p>&gt;=</text:p>
          </table:table-cell>
          <table:table-cell table:formula="of:=[.D13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4" office:value-type="string" calcext:value-type="string">
            <text:p>AV4</text:p>
          </table:table-cell>
          <table:table-cell table:style-name="ce17" table:number-columns-repeated="3"/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Capacidad máxima asientos</text:p>
          </table:table-cell>
          <table:table-cell table:formula="of:=[.E2] + [.E3] + [.E4]" office:value-type="float" office:value="150" calcext:value-type="float">
            <text:p>150</text:p>
          </table:table-cell>
          <table:table-cell office:value-type="string" calcext:value-type="string">
            <text:p>&lt;=</text:p>
          </table:table-cell>
          <table:table-cell table:formula="of:=[.E7]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Capacidad maxima peso</text:p>
          </table:table-cell>
          <table:table-cell table:formula="of:= SUMPRODUCT([.E2:.E4]; [.C11:.C13])" office:value-type="float" office:value="1699" calcext:value-type="float">
            <text:p>1699</text:p>
          </table:table-cell>
          <table:table-cell office:value-type="string" calcext:value-type="string">
            <text:p>&lt;=</text:p>
          </table:table-cell>
          <table:table-cell table:formula="of:=[.E8]" office:value-type="float" office:value="1700" calcext:value-type="float">
            <text:p>170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Mínimo billetes leisre plus</text:p>
          </table:table-cell>
          <table:table-cell table:formula="of:=[.E3]" office:value-type="float" office:value="61" calcext:value-type="float">
            <text:p>61</text:p>
          </table:table-cell>
          <table:table-cell office:value-type="string" calcext:value-type="string">
            <text:p>&gt;=</text:p>
          </table:table-cell>
          <table:table-cell table:formula="of:=[.D12]" office:value-type="float" office:value="20" calcext:value-type="float">
            <text:p>20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Mínimo billetes business plus</text:p>
          </table:table-cell>
          <table:table-cell table:formula="of:=[.E4]" office:value-type="float" office:value="10" calcext:value-type="float">
            <text:p>10</text:p>
          </table:table-cell>
          <table:table-cell office:value-type="string" calcext:value-type="string">
            <text:p>&gt;=</text:p>
          </table:table-cell>
          <table:table-cell table:formula="of:=[.D13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4" office:value-type="string" calcext:value-type="string">
            <text:p>AV5</text:p>
          </table:table-cell>
          <table:table-cell table:style-name="ce17" table:number-columns-repeated="3"/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Capacidad máxima asientos</text:p>
          </table:table-cell>
          <table:table-cell table:formula="of:=[.F2] + [.F3] + [.F4]" office:value-type="float" office:value="190" calcext:value-type="float">
            <text:p>190</text:p>
          </table:table-cell>
          <table:table-cell office:value-type="string" calcext:value-type="string">
            <text:p>&lt;=</text:p>
          </table:table-cell>
          <table:table-cell table:formula="of:=[.F7]" office:value-type="float" office:value="190" calcext:value-type="float">
            <text:p>19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Capacidad maxima peso</text:p>
          </table:table-cell>
          <table:table-cell table:formula="of:= SUMPRODUCT([.F2:.F4]; [.C11:.C13])" office:value-type="float" office:value="1986" calcext:value-type="float">
            <text:p>1986</text:p>
          </table:table-cell>
          <table:table-cell office:value-type="string" calcext:value-type="string">
            <text:p>&lt;=</text:p>
          </table:table-cell>
          <table:table-cell table:formula="of:=[.F8]"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Mínimo billetes leisre plus</text:p>
          </table:table-cell>
          <table:table-cell table:formula="of:=[.F3]" office:value-type="float" office:value="74" calcext:value-type="float">
            <text:p>74</text:p>
          </table:table-cell>
          <table:table-cell office:value-type="string" calcext:value-type="string">
            <text:p>&gt;=</text:p>
          </table:table-cell>
          <table:table-cell table:formula="of:=[.D12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Mínimo billetes business plus</text:p>
          </table:table-cell>
          <table:table-cell table:formula="of:=[.F4]" office:value-type="float" office:value="10" calcext:value-type="float">
            <text:p>10</text:p>
          </table:table-cell>
          <table:table-cell office:value-type="string" calcext:value-type="string">
            <text:p>&gt;=</text:p>
          </table:table-cell>
          <table:table-cell table:formula="of:=[.D13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4" office:value-type="string" calcext:value-type="string">
            <text:p>GENERALES</text:p>
          </table:table-cell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60% Billete estandar de todos</text:p>
          </table:table-cell>
          <table:table-cell table:formula="of:=[.G3] + [.G4]" office:value-type="float" office:value="396" calcext:value-type="float">
            <text:p>396</text:p>
          </table:table-cell>
          <table:table-cell office:value-type="string" calcext:value-type="string">
            <text:p>&lt;=</text:p>
          </table:table-cell>
          <table:table-cell table:formula="of:=0.4 * ([.B8] + [.C8] + [.D8] + [.E8] + [.F8])" office:value-type="float" office:value="3760" calcext:value-type="float">
            <text:p>3760</text:p>
          </table:table-cell>
          <table:table-cell table:number-columns-repeated="2"/>
        </table:table-row>
        <table:named-expressions>
          <table:named-expression table:name="solver_acr" table:base-cell-address="$Sheet2.$A$1" table:expression="0" loext:hidden="true"/>
          <table:named-range table:name="solver_adj" table:base-cell-address="$Sheet2.$A$1" table:cell-range-address=".$B$2:.$F$4" table:range-usable-as="hidden"/>
          <table:named-expression table:name="solver_asr" table:base-cell-address="$Sheet2.$A$1" table:expression="0.5" loext:hidden="true"/>
          <table:named-expression table:name="solver_bbd" table:base-cell-address="$Sheet2.$A$1" table:expression="1" loext:hidden="true"/>
          <table:named-expression table:name="solver_ccoeff" table:base-cell-address="$Sheet2.$A$1" table:expression="0.729" loext:hidden="true"/>
          <table:named-expression table:name="solver_cog" table:base-cell-address="$Sheet2.$A$1" table:expression="1.494" loext:hidden="true"/>
          <table:named-expression table:name="solver_crpb" table:base-cell-address="$Sheet2.$A$1" table:expression="0.9" loext:hidden="true"/>
          <table:named-expression table:name="solver_eng" table:base-cell-address="$Sheet2.$A$1" table:expression="2" loext:hidden="true"/>
          <table:named-expression table:name="solver_enst" table:base-cell-address="$Sheet2.$A$1" table:expression="1" loext:hidden="true"/>
          <table:named-expression table:name="solver_eps" table:base-cell-address="$Sheet2.$A$1" table:expression="0" loext:hidden="true"/>
          <table:named-expression table:name="solver_gvr" table:base-cell-address="$Sheet2.$A$1" table:expression="1" loext:hidden="true"/>
          <table:named-expression table:name="solver_int" table:base-cell-address="$Sheet2.$A$1" table:expression="1" loext:hidden="true"/>
          <table:named-expression table:name="solver_lcy" table:base-cell-address="$Sheet2.$A$1" table:expression="2000" loext:hidden="true"/>
          <table:named-range table:name="solver_lhs1" table:base-cell-address="$Sheet2.$A$1" table:cell-range-address=".$J$3" table:range-usable-as="hidden"/>
          <table:named-range table:name="solver_lhs10" table:base-cell-address="$Sheet2.$A$1" table:cell-range-address=".$J$14" table:range-usable-as="hidden"/>
          <table:named-range table:name="solver_lhs11" table:base-cell-address="$Sheet2.$A$1" table:cell-range-address=".$J$15" table:range-usable-as="hidden"/>
          <table:named-range table:name="solver_lhs12" table:base-cell-address="$Sheet2.$A$1" table:cell-range-address=".$J$16" table:range-usable-as="hidden"/>
          <table:named-range table:name="solver_lhs13" table:base-cell-address="$Sheet2.$A$1" table:cell-range-address=".$J$18" table:range-usable-as="hidden"/>
          <table:named-range table:name="solver_lhs14" table:base-cell-address="$Sheet2.$A$1" table:cell-range-address=".$J$19" table:range-usable-as="hidden"/>
          <table:named-range table:name="solver_lhs15" table:base-cell-address="$Sheet2.$A$1" table:cell-range-address=".$J$20" table:range-usable-as="hidden"/>
          <table:named-range table:name="solver_lhs16" table:base-cell-address="$Sheet2.$A$1" table:cell-range-address=".$J$21" table:range-usable-as="hidden"/>
          <table:named-range table:name="solver_lhs17" table:base-cell-address="$Sheet2.$A$1" table:cell-range-address=".$J$23" table:range-usable-as="hidden"/>
          <table:named-range table:name="solver_lhs18" table:base-cell-address="$Sheet2.$A$1" table:cell-range-address=".$J$24" table:range-usable-as="hidden"/>
          <table:named-range table:name="solver_lhs19" table:base-cell-address="$Sheet2.$A$1" table:cell-range-address=".$J$25" table:range-usable-as="hidden"/>
          <table:named-range table:name="solver_lhs2" table:base-cell-address="$Sheet2.$A$1" table:cell-range-address=".$J$4" table:range-usable-as="hidden"/>
          <table:named-range table:name="solver_lhs20" table:base-cell-address="$Sheet2.$A$1" table:cell-range-address=".$J$26" table:range-usable-as="hidden"/>
          <table:named-range table:name="solver_lhs21" table:base-cell-address="$Sheet2.$A$1" table:cell-range-address=".$J$28" table:range-usable-as="hidden"/>
          <table:named-range table:name="solver_lhs3" table:base-cell-address="$Sheet2.$A$1" table:cell-range-address=".$J$5" table:range-usable-as="hidden"/>
          <table:named-range table:name="solver_lhs4" table:base-cell-address="$Sheet2.$A$1" table:cell-range-address=".$J$6" table:range-usable-as="hidden"/>
          <table:named-range table:name="solver_lhs5" table:base-cell-address="$Sheet2.$A$1" table:cell-range-address=".$J$8" table:range-usable-as="hidden"/>
          <table:named-range table:name="solver_lhs6" table:base-cell-address="$Sheet2.$A$1" table:cell-range-address=".$J$9" table:range-usable-as="hidden"/>
          <table:named-range table:name="solver_lhs7" table:base-cell-address="$Sheet2.$A$1" table:cell-range-address=".$J$10" table:range-usable-as="hidden"/>
          <table:named-range table:name="solver_lhs8" table:base-cell-address="$Sheet2.$A$1" table:cell-range-address=".$J$11" table:range-usable-as="hidden"/>
          <table:named-range table:name="solver_lhs9" table:base-cell-address="$Sheet2.$A$1" table:cell-range-address=".$J$13" table:range-usable-as="hidden"/>
          <table:named-expression table:name="solver_lo_eng" table:base-cell-address="$Sheet2.$A$1" table:expression="&quot;com.sun.star.comp.Calc.CoinMPSolver&quot;" loext:hidden="true"/>
          <table:named-expression table:name="solver_mtpb" table:base-cell-address="$Sheet2.$A$1" table:expression="0" loext:hidden="true"/>
          <table:named-expression table:name="solver_neg" table:base-cell-address="$Sheet2.$A$1" table:expression="1" loext:hidden="true"/>
          <table:named-expression table:name="solver_num" table:base-cell-address="$Sheet2.$A$1" table:expression="34" loext:hidden="true"/>
          <table:named-range table:name="solver_opt" table:base-cell-address="$Sheet2.$A$1" table:cell-range-address=".$B$16" table:range-usable-as="hidden"/>
          <table:named-expression table:name="solver_prng" table:base-cell-address="$Sheet2.$A$1" table:expression="0" loext:hidden="true"/>
          <table:named-expression table:name="solver_rel1" table:base-cell-address="$Sheet2.$A$1" table:expression="1" loext:hidden="true"/>
          <table:named-expression table:name="solver_rel10" table:base-cell-address="$Sheet2.$A$1" table:expression="1" loext:hidden="true"/>
          <table:named-expression table:name="solver_rel11" table:base-cell-address="$Sheet2.$A$1" table:expression="3" loext:hidden="true"/>
          <table:named-expression table:name="solver_rel12" table:base-cell-address="$Sheet2.$A$1" table:expression="3" loext:hidden="true"/>
          <table:named-expression table:name="solver_rel13" table:base-cell-address="$Sheet2.$A$1" table:expression="1" loext:hidden="true"/>
          <table:named-expression table:name="solver_rel14" table:base-cell-address="$Sheet2.$A$1" table:expression="1" loext:hidden="true"/>
          <table:named-expression table:name="solver_rel15" table:base-cell-address="$Sheet2.$A$1" table:expression="3" loext:hidden="true"/>
          <table:named-expression table:name="solver_rel16" table:base-cell-address="$Sheet2.$A$1" table:expression="3" loext:hidden="true"/>
          <table:named-expression table:name="solver_rel17" table:base-cell-address="$Sheet2.$A$1" table:expression="1" loext:hidden="true"/>
          <table:named-expression table:name="solver_rel18" table:base-cell-address="$Sheet2.$A$1" table:expression="1" loext:hidden="true"/>
          <table:named-expression table:name="solver_rel19" table:base-cell-address="$Sheet2.$A$1" table:expression="3" loext:hidden="true"/>
          <table:named-expression table:name="solver_rel2" table:base-cell-address="$Sheet2.$A$1" table:expression="1" loext:hidden="true"/>
          <table:named-expression table:name="solver_rel20" table:base-cell-address="$Sheet2.$A$1" table:expression="3" loext:hidden="true"/>
          <table:named-expression table:name="solver_rel21" table:base-cell-address="$Sheet2.$A$1" table:expression="1" loext:hidden="true"/>
          <table:named-expression table:name="solver_rel22" table:base-cell-address="$Sheet2.$A$1" table:expression="1" loext:hidden="true"/>
          <table:named-expression table:name="solver_rel23" table:base-cell-address="$Sheet2.$A$1" table:expression="1" loext:hidden="true"/>
          <table:named-expression table:name="solver_rel24" table:base-cell-address="$Sheet2.$A$1" table:expression="1" loext:hidden="true"/>
          <table:named-expression table:name="solver_rel25" table:base-cell-address="$Sheet2.$A$1" table:expression="1" loext:hidden="true"/>
          <table:named-expression table:name="solver_rel26" table:base-cell-address="$Sheet2.$A$1" table:expression="1" loext:hidden="true"/>
          <table:named-expression table:name="solver_rel27" table:base-cell-address="$Sheet2.$A$1" table:expression="1" loext:hidden="true"/>
          <table:named-expression table:name="solver_rel28" table:base-cell-address="$Sheet2.$A$1" table:expression="1" loext:hidden="true"/>
          <table:named-expression table:name="solver_rel29" table:base-cell-address="$Sheet2.$A$1" table:expression="1" loext:hidden="true"/>
          <table:named-expression table:name="solver_rel3" table:base-cell-address="$Sheet2.$A$1" table:expression="3" loext:hidden="true"/>
          <table:named-expression table:name="solver_rel30" table:base-cell-address="$Sheet2.$A$1" table:expression="1" loext:hidden="true"/>
          <table:named-expression table:name="solver_rel31" table:base-cell-address="$Sheet2.$A$1" table:expression="1" loext:hidden="true"/>
          <table:named-expression table:name="solver_rel32" table:base-cell-address="$Sheet2.$A$1" table:expression="1" loext:hidden="true"/>
          <table:named-expression table:name="solver_rel33" table:base-cell-address="$Sheet2.$A$1" table:expression="1" loext:hidden="true"/>
          <table:named-expression table:name="solver_rel34" table:base-cell-address="$Sheet2.$A$1" table:expression="1" loext:hidden="true"/>
          <table:named-expression table:name="solver_rel4" table:base-cell-address="$Sheet2.$A$1" table:expression="3" loext:hidden="true"/>
          <table:named-expression table:name="solver_rel5" table:base-cell-address="$Sheet2.$A$1" table:expression="1" loext:hidden="true"/>
          <table:named-expression table:name="solver_rel6" table:base-cell-address="$Sheet2.$A$1" table:expression="1" loext:hidden="true"/>
          <table:named-expression table:name="solver_rel7" table:base-cell-address="$Sheet2.$A$1" table:expression="3" loext:hidden="true"/>
          <table:named-expression table:name="solver_rel8" table:base-cell-address="$Sheet2.$A$1" table:expression="3" loext:hidden="true"/>
          <table:named-expression table:name="solver_rel9" table:base-cell-address="$Sheet2.$A$1" table:expression="1" loext:hidden="true"/>
          <table:named-range table:name="solver_rhs1" table:base-cell-address="$Sheet2.$A$1" table:cell-range-address=".$L$3" table:range-usable-as="hidden"/>
          <table:named-range table:name="solver_rhs10" table:base-cell-address="$Sheet2.$A$1" table:cell-range-address=".$L$14" table:range-usable-as="hidden"/>
          <table:named-range table:name="solver_rhs11" table:base-cell-address="$Sheet2.$A$1" table:cell-range-address=".$L$15" table:range-usable-as="hidden"/>
          <table:named-range table:name="solver_rhs12" table:base-cell-address="$Sheet2.$A$1" table:cell-range-address=".$L$16" table:range-usable-as="hidden"/>
          <table:named-range table:name="solver_rhs13" table:base-cell-address="$Sheet2.$A$1" table:cell-range-address=".$L$18" table:range-usable-as="hidden"/>
          <table:named-range table:name="solver_rhs14" table:base-cell-address="$Sheet2.$A$1" table:cell-range-address=".$L$19" table:range-usable-as="hidden"/>
          <table:named-range table:name="solver_rhs15" table:base-cell-address="$Sheet2.$A$1" table:cell-range-address=".$L$20" table:range-usable-as="hidden"/>
          <table:named-range table:name="solver_rhs16" table:base-cell-address="$Sheet2.$A$1" table:cell-range-address=".$L$21" table:range-usable-as="hidden"/>
          <table:named-range table:name="solver_rhs17" table:base-cell-address="$Sheet2.$A$1" table:cell-range-address=".$L$23" table:range-usable-as="hidden"/>
          <table:named-range table:name="solver_rhs18" table:base-cell-address="$Sheet2.$A$1" table:cell-range-address=".$L$24" table:range-usable-as="hidden"/>
          <table:named-range table:name="solver_rhs19" table:base-cell-address="$Sheet2.$A$1" table:cell-range-address=".$L$25" table:range-usable-as="hidden"/>
          <table:named-range table:name="solver_rhs2" table:base-cell-address="$Sheet2.$A$1" table:cell-range-address=".$L$4" table:range-usable-as="hidden"/>
          <table:named-range table:name="solver_rhs20" table:base-cell-address="$Sheet2.$A$1" table:cell-range-address=".$L$26" table:range-usable-as="hidden"/>
          <table:named-range table:name="solver_rhs21" table:base-cell-address="$Sheet2.$A$1" table:cell-range-address=".$L$28" table:range-usable-as="hidden"/>
          <table:named-range table:name="solver_rhs29" table:base-cell-address="$Sheet2.$A$1" table:cell-range-address=".$L$21" table:range-usable-as="hidden"/>
          <table:named-range table:name="solver_rhs3" table:base-cell-address="$Sheet2.$A$1" table:cell-range-address=".$L$5" table:range-usable-as="hidden"/>
          <table:named-range table:name="solver_rhs30" table:base-cell-address="$Sheet2.$A$1" table:cell-range-address=".$L$23" table:range-usable-as="hidden"/>
          <table:named-range table:name="solver_rhs31" table:base-cell-address="$Sheet2.$A$1" table:cell-range-address=".$L$24" table:range-usable-as="hidden"/>
          <table:named-range table:name="solver_rhs32" table:base-cell-address="$Sheet2.$A$1" table:cell-range-address=".$L$25" table:range-usable-as="hidden"/>
          <table:named-range table:name="solver_rhs33" table:base-cell-address="$Sheet2.$A$1" table:cell-range-address=".$L$26" table:range-usable-as="hidden"/>
          <table:named-range table:name="solver_rhs34" table:base-cell-address="$Sheet2.$A$1" table:cell-range-address=".$L$28" table:range-usable-as="hidden"/>
          <table:named-range table:name="solver_rhs4" table:base-cell-address="$Sheet2.$A$1" table:cell-range-address=".$L$6" table:range-usable-as="hidden"/>
          <table:named-range table:name="solver_rhs5" table:base-cell-address="$Sheet2.$A$1" table:cell-range-address=".$L$8" table:range-usable-as="hidden"/>
          <table:named-range table:name="solver_rhs6" table:base-cell-address="$Sheet2.$A$1" table:cell-range-address=".$L$9" table:range-usable-as="hidden"/>
          <table:named-range table:name="solver_rhs7" table:base-cell-address="$Sheet2.$A$1" table:cell-range-address=".$L$10" table:range-usable-as="hidden"/>
          <table:named-range table:name="solver_rhs8" table:base-cell-address="$Sheet2.$A$1" table:cell-range-address=".$L$11" table:range-usable-as="hidden"/>
          <table:named-range table:name="solver_rhs9" table:base-cell-address="$Sheet2.$A$1" table:cell-range-address=".$L$13" table:range-usable-as="hidden"/>
          <table:named-expression table:name="solver_rsp" table:base-cell-address="$Sheet2.$A$1" table:expression="0" loext:hidden="true"/>
          <table:named-expression table:name="solver_slim" table:base-cell-address="$Sheet2.$A$1" table:expression="70" loext:hidden="true"/>
          <table:named-expression table:name="solver_smax" table:base-cell-address="$Sheet2.$A$1" table:expression="0.5" loext:hidden="true"/>
          <table:named-expression table:name="solver_smin" table:base-cell-address="$Sheet2.$A$1" table:expression="0.5" loext:hidden="true"/>
          <table:named-expression table:name="solver_soc" table:base-cell-address="$Sheet2.$A$1" table:expression="1.494" loext:hidden="true"/>
          <table:named-expression table:name="solver_ssz" table:base-cell-address="$Sheet2.$A$1" table:expression="70" loext:hidden="true"/>
          <table:named-expression table:name="solver_stol" table:base-cell-address="$Sheet2.$A$1" table:expression="0.000001" loext:hidden="true"/>
          <table:named-expression table:name="solver_tim" table:base-cell-address="$Sheet2.$A$1" table:expression="100" loext:hidden="true"/>
          <table:named-expression table:name="solver_typ" table:base-cell-address="$Sheet2.$A$1" table:expression="1" loext:hidden="true"/>
          <table:named-expression table:name="solver_vrt" table:base-cell-address="$Sheet2.$A$1" table:expression="3" loext:hidden="true"/>
        </table:named-expressions>
      </table:table>
      <table:table table:name="Tutorial" table:style-name="ta1">
        <table:table-column table:style-name="co5" table:default-cell-style-name="ce95"/>
        <table:table-column table:style-name="co6" table:default-cell-style-name="ce97"/>
        <table:table-column table:style-name="co7" table:default-cell-style-name="ce97"/>
        <table:table-column table:style-name="co2" table:default-cell-style-name="ce97"/>
        <table:table-column table:style-name="co2" table:default-cell-style-name="Default"/>
        <table:table-row table:style-name="ro4">
          <table:table-cell table:style-name="ce94" office:value-type="string" calcext:value-type="string">
            <text:p>Variables</text:p>
          </table:table-cell>
          <table:table-cell table:style-name="ce103"/>
          <table:table-cell table:style-name="ce112"/>
          <table:table-cell table:number-columns-repeated="2"/>
        </table:table-row>
        <table:table-row table:style-name="ro4">
          <table:table-cell/>
          <table:table-cell office:value-type="string" calcext:value-type="string">
            <text:p>Soldados</text:p>
          </table:table-cell>
          <table:table-cell table:style-name="ce113" office:value-type="string" calcext:value-type="string">
            <text:p>Trenes</text:p>
          </table:table-cell>
          <table:table-cell table:number-columns-repeated="2"/>
        </table:table-row>
        <table:table-row table:style-name="ro4">
          <table:table-cell table:style-name="ce96" office:value-type="string" calcext:value-type="string">
            <text:p>Unidades</text:p>
          </table:table-cell>
          <table:table-cell table:style-name="ce104"/>
          <table:table-cell table:style-name="ce114"/>
          <table:table-cell table:number-columns-repeated="2"/>
        </table:table-row>
        <table:table-row table:style-name="ro4">
          <table:table-cell table:style-name="ce97"/>
          <table:table-cell table:number-columns-repeated="4"/>
        </table:table-row>
        <table:table-row table:style-name="ro4">
          <table:table-cell table:style-name="ce98" office:value-type="string" calcext:value-type="string">
            <text:p>Datos</text:p>
          </table:table-cell>
          <table:table-cell table:style-name="ce105"/>
          <table:table-cell table:style-name="ce115"/>
          <table:table-cell table:number-columns-repeated="2"/>
        </table:table-row>
        <table:table-row table:style-name="ro4">
          <table:table-cell/>
          <table:table-cell office:value-type="string" calcext:value-type="string">
            <text:p>Soldados</text:p>
          </table:table-cell>
          <table:table-cell table:style-name="ce113" office:value-type="string" calcext:value-type="string">
            <text:p>Tren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recio Venta</text:p>
          </table:table-cell>
          <table:table-cell table:style-name="ce50" office:value-type="float" office:value="27" calcext:value-type="float">
            <text:p>27</text:p>
          </table:table-cell>
          <table:table-cell table:style-name="ce116"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terias Primas</text:p>
          </table:table-cell>
          <table:table-cell table:style-name="ce50" office:value-type="float" office:value="10" calcext:value-type="float">
            <text:p>10</text:p>
          </table:table-cell>
          <table:table-cell table:style-name="ce116"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astos Adicionales</text:p>
          </table:table-cell>
          <table:table-cell table:style-name="ce50" office:value-type="float" office:value="14" calcext:value-type="float">
            <text:p>14</text:p>
          </table:table-cell>
          <table:table-cell table:style-name="ce116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empo Carpinteria</text:p>
          </table:table-cell>
          <table:table-cell table:style-name="ce50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empo Acabado</text:p>
          </table:table-cell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manda Máxima</text:p>
          </table:table-cell>
          <table:table-cell table:style-name="ce50" office:value-type="float" office:value="40" calcext:value-type="float">
            <text:p>40</text:p>
          </table:table-cell>
          <table:table-cell table:style-name="ce116" office:value-type="string" calcext:value-type="string">
            <text:p>-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3"/>
          <table:table-cell table:number-columns-repeated="2"/>
        </table:table-row>
        <table:table-row table:style-name="ro4">
          <table:table-cell/>
          <table:table-cell office:value-type="string" calcext:value-type="string">
            <text:p>Carpinteria</text:p>
          </table:table-cell>
          <table:table-cell table:style-name="ce113" office:value-type="string" calcext:value-type="string">
            <text:p>Acabado</text:p>
          </table:table-cell>
          <table:table-cell table:number-columns-repeated="2"/>
        </table:table-row>
        <table:table-row table:style-name="ro4">
          <table:table-cell table:style-name="ce96" office:value-type="string" calcext:value-type="string">
            <text:p>Horas Taller Disponibles</text:p>
          </table:table-cell>
          <table:table-cell table:style-name="ce107" office:value-type="float" office:value="80" calcext:value-type="float">
            <text:p>80</text:p>
          </table:table-cell>
          <table:table-cell table:style-name="ce117" office:value-type="float" office:value="100" calcext:value-type="float">
            <text:p>100</text:p>
          </table:table-cell>
          <table:table-cell table:number-columns-repeated="2"/>
        </table:table-row>
        <table:table-row table:style-name="ro4" table:number-rows-repeated="2">
          <table:table-cell table:style-name="ce97"/>
          <table:table-cell table:number-columns-repeated="4"/>
        </table:table-row>
        <table:table-row table:style-name="ro4">
          <table:table-cell table:style-name="ce99" office:value-type="string" calcext:value-type="string">
            <text:p>Datos calculados</text:p>
          </table:table-cell>
          <table:table-cell table:style-name="ce108"/>
          <table:table-cell table:style-name="ce118"/>
          <table:table-cell table:number-columns-repeated="2"/>
        </table:table-row>
        <table:table-row table:style-name="ro4">
          <table:table-cell/>
          <table:table-cell office:value-type="string" calcext:value-type="string">
            <text:p>Soldados</text:p>
          </table:table-cell>
          <table:table-cell table:style-name="ce113" office:value-type="string" calcext:value-type="string">
            <text:p>Trenes</text:p>
          </table:table-cell>
          <table:table-cell table:number-columns-repeated="2"/>
        </table:table-row>
        <table:table-row table:style-name="ro4">
          <table:table-cell table:style-name="ce96" office:value-type="string" calcext:value-type="string">
            <text:p>Beneficio</text:p>
          </table:table-cell>
          <table:table-cell table:style-name="ce109" table:formula="of:=[.B7]-[.B8]-[.B9]" office:value-type="float" office:value="3" calcext:value-type="float">
            <text:p>3</text:p>
          </table:table-cell>
          <table:table-cell table:style-name="ce119" table:formula="of:=[.C7]-[.C8]-[.C9]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style-name="ce97"/>
          <table:table-cell table:number-columns-repeated="4"/>
        </table:table-row>
        <table:table-row table:style-name="ro4">
          <table:table-cell table:style-name="ce24" office:value-type="string" calcext:value-type="string">
            <text:p>Objetivo (maximizar beneficio):</text:p>
          </table:table-cell>
          <table:table-cell table:style-name="ce110" table:formula="of:=SUMPRODUCT([.B3:.C3];[.B20:.C20])" office:value-type="float" office:value="0" calcext:value-type="float">
            <text:p>0</text:p>
          </table:table-cell>
          <table:table-cell table:style-name="ce120"/>
          <table:table-cell/>
          <table:table-cell table:style-name="ce113"/>
        </table:table-row>
        <table:table-row table:style-name="ro4">
          <table:table-cell table:style-name="ce97"/>
          <table:table-cell table:number-columns-repeated="4"/>
        </table:table-row>
        <table:table-row table:style-name="ro4">
          <table:table-cell table:style-name="ce101" office:value-type="string" calcext:value-type="string">
            <text:p>Restricciones</text:p>
          </table:table-cell>
          <table:table-cell table:style-name="ce111" table:number-columns-repeated="2"/>
          <table:table-cell table:style-name="ce121"/>
          <table:table-cell/>
        </table:table-row>
        <table:table-row table:style-name="ro4">
          <table:table-cell/>
          <table:table-cell office:value-type="string" calcext:value-type="string">
            <text:p>Izquierda</text:p>
          </table:table-cell>
          <table:table-cell/>
          <table:table-cell table:style-name="ce113" office:value-type="string" calcext:value-type="string">
            <text:p>Derecha</text:p>
          </table:table-cell>
          <table:table-cell/>
        </table:table-row>
        <table:table-row table:style-name="ro4">
          <table:table-cell office:value-type="string" calcext:value-type="string">
            <text:p>Limite Horas Carpinteria</text:p>
          </table:table-cell>
          <table:table-cell table:style-name="ce50" table:formula="of:=SUMPRODUCT([.B3:.C3];[.B10:.C10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116" table:formula="of:=[.B15]" office:value-type="float" office:value="80" calcext:value-type="float">
            <text:p>80</text:p>
          </table:table-cell>
          <table:table-cell/>
        </table:table-row>
        <table:table-row table:style-name="ro4">
          <table:table-cell table:style-name="ce102" office:value-type="string" calcext:value-type="string">
            <text:p>Limite Horas Acabado</text:p>
          </table:table-cell>
          <table:table-cell table:style-name="ce50" table:formula="of:=SUMPRODUCT([.B3:.C3];[.B11:.C11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116" table:formula="of:=[.C15]" office:value-type="float" office:value="100" calcext:value-type="float">
            <text:p>100</text:p>
          </table:table-cell>
          <table:table-cell/>
        </table:table-row>
        <table:table-row table:style-name="ro4">
          <table:table-cell table:style-name="ce96" office:value-type="string" calcext:value-type="string">
            <text:p>Soldados no superan la demanda máxima</text:p>
          </table:table-cell>
          <table:table-cell table:style-name="ce107" table:formula="of:=[.B3]" office:value-type="float" office:value="0" calcext:value-type="float">
            <text:p>0</text:p>
          </table:table-cell>
          <table:table-cell table:style-name="ce109" office:value-type="string" calcext:value-type="string">
            <text:p>&lt;=</text:p>
          </table:table-cell>
          <table:table-cell table:style-name="ce122" table:formula="of:=[.B12]" office:value-type="float" office:value="40" calcext:value-type="float">
            <text:p>40</text:p>
          </table:table-cell>
          <table:table-cell/>
        </table:table-row>
        <table:named-expressions>
          <table:named-range table:name="solver_adj" table:base-cell-address="$Tutorial.$A$1" table:cell-range-address=".$B$3:.$C$3"/>
          <table:named-expression table:name="solver_asr" table:base-cell-address="$Tutorial.$A$1" table:expression="0"/>
          <table:named-expression table:name="solver_bbd" table:base-cell-address="$Tutorial.$A$1" table:expression="1"/>
          <table:named-expression table:name="solver_ccoeff" table:base-cell-address="$Tutorial.$A$1" table:expression="0"/>
          <table:named-expression table:name="solver_cog" table:base-cell-address="$Tutorial.$A$1" table:expression="0"/>
          <table:named-expression table:name="solver_crpb" table:base-cell-address="$Tutorial.$A$1" table:expression="0"/>
          <table:named-expression table:name="solver_eng" table:base-cell-address="$Tutorial.$A$1" table:expression="2"/>
          <table:named-expression table:name="solver_eps" table:base-cell-address="$Tutorial.$A$1" table:expression="0"/>
          <table:named-expression table:name="solver_int" table:base-cell-address="$Tutorial.$A$1" table:expression="0"/>
          <table:named-range table:name="solver_lhs1" table:base-cell-address="$Tutorial.$A$1" table:cell-range-address=".$B$26:.$B$28"/>
          <table:named-expression table:name="solver_lo_eng" table:base-cell-address="$Tutorial.$A$1" table:expression="&quot;com.sun.star.comp.Calc.LpsolveSolver&quot;"/>
          <table:named-expression table:name="solver_mtpb" table:base-cell-address="$Tutorial.$A$1" table:expression="0"/>
          <table:named-expression table:name="solver_neg" table:base-cell-address="$Tutorial.$A$1" table:expression="2"/>
          <table:named-expression table:name="solver_num" table:base-cell-address="$Tutorial.$A$1" table:expression="1"/>
          <table:named-range table:name="solver_opt" table:base-cell-address="$Tutorial.$A$1" table:cell-range-address=".$B$22"/>
          <table:named-expression table:name="solver_rel1" table:base-cell-address="$Tutorial.$A$1" table:expression="1"/>
          <table:named-range table:name="solver_rhs1" table:base-cell-address="$Tutorial.$A$1" table:cell-range-address=".$D$26:.$D$28"/>
          <table:named-expression table:name="solver_smax" table:base-cell-address="$Tutorial.$A$1" table:expression="0"/>
          <table:named-expression table:name="solver_smin" table:base-cell-address="$Tutorial.$A$1" table:expression="0"/>
          <table:named-expression table:name="solver_soc" table:base-cell-address="$Tutorial.$A$1" table:expression="0"/>
          <table:named-expression table:name="solver_stol" table:base-cell-address="$Tutorial.$A$1" table:expression="0"/>
          <table:named-expression table:name="solver_tim" table:base-cell-address="$Tutorial.$A$1" table:expression="100"/>
          <table:named-expression table:name="solver_typ" table:base-cell-address="$Tutorial.$A$1" table:expression="1"/>
          <table:named-expression table:name="solver_vrt" table:base-cell-address="$Tutorial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number-style style:name="N10112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time-style style:name="N10118" number:language="es" number:country="ES">
      <number:hours/>
      <number:text>:</number:text>
      <number:minutes number:style="long"/>
      <number:text> </number:text>
      <number:am-pm/>
    </number:time-style>
    <number:number-style style:name="N10122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10122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22P2" style:volatile="true" number:language="es" number:country="ES">
      <number:text> -    </number:text>
    </number:number-style>
    <number:text-style style:name="N10122" number:language="es" number:country="ES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26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27" number:language="es" number:country="ES">
      <number:hours/>
      <number:text>:</number:text>
      <number:minutes number:style="long"/>
    </number:time-style>
    <number:number-style style:name="N10131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3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33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3P0"/>
    </number:number-style>
    <number:time-style style:name="N10134" number:language="es" number:country="ES">
      <number:minutes number:style="long"/>
      <number:text>:</number:text>
      <number:seconds number:style="long" number:decimal-places="1"/>
    </number:time-style>
    <number:time-style style:name="N10135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s" number:country="ES">
      <number:month number:textual="true"/>
      <number:text>-</number:text>
      <number:year/>
    </number:date-style>
    <number:number-style style:name="N10138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41" number:language="es" number:country="ES">
      <number:day number:style="long"/>
      <number:text>-</number:text>
      <number:month number:textual="true"/>
    </number:date-style>
    <number:date-style style:name="N10142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47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47P0"/>
    </number:number-style>
    <number:date-style style:name="N10148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10149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49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49P0"/>
    </number:number-style>
    <number:number-style style:name="N10150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5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5:37:01.8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0T10:12:59.286024345</meta:creation-date>
    <dc:date>2024-10-21T18:24:15.824000000</dc:date>
    <meta:editing-duration>PT13H42M49S</meta:editing-duration>
    <meta:editing-cycles>21</meta:editing-cycles>
    <meta:generator>LibreOffice/24.8.2.1$Windows_X86_64 LibreOffice_project/0f794b6e29741098670a3b95d60478a65d05ef13</meta:generator>
    <meta:document-statistic meta:table-count="2" meta:cell-count="207" meta:object-count="0"/>
  </office:meta>
</office:document-meta>
</file>